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dt2braille 6 dot" fo:font-size="14pt" style:font-size-asian="14pt" style:font-size-complex="14pt"/>
    </style:style>
    <style:style style:name="P2" style:family="paragraph" style:parent-style-name="Standard" style:list-style-name="Numbering_20_1">
      <style:text-properties style:font-name="odt2braille 6 dot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69498" text:style-name="Numbering_20_1">
        <text:list-item>
          <text:p text:style-name="P2">⠸⠸⠨⠧⠊⠑⠗⠀⠺⠕⠕⠗⠙⠑⠝⠀⠝⠁⠀⠸⠑⠇⠅⠁⠁⠗⠲</text:p>
        </text:list-item>
        <text:list-item>
          <text:p text:style-name="P2">⠸⠨⠓⠊⠚⠀⠸⠺⠕⠗⠙⠞⠀⠸⠙⠊⠗⠑⠉⠞⠑⠥⠗⠤⠛⠑⠝⠑⠗⠁⠁⠇⠲</text:p>
        </text:list-item>
        <text:list-item>
          <text:p text:style-name="P2">⠸⠸⠨⠵⠊⠚⠀⠺⠕⠗⠙⠞⠀⠧⠁⠝⠙⠁⠁⠛⠀⠙⠊⠗⠑⠉⠞⠑⠥⠗⠤⠛⠑⠝⠑⠗⠁⠁⠇⠲</text:p>
        </text:list-item>
        <text:list-item>
          <text:p text:style-name="P2">⠨⠇⠁⠝⠙⠸⠞⠀⠚⠑⠀⠧⠁⠙⠑⠗⠀⠕⠏⠀⠨⠎⠉⠓⠊⠏⠓⠕⠇⠢</text:p>
        </text:list-item>
        <text:list-item>
          <text:p text:style-name="P2">⠨⠝⠁⠸⠞⠥⠥⠗⠠⠇⠊⠚⠅⠖</text:p>
        </text:list-item>
        <text:list-item>
          <text:p text:style-name="P2">⠨⠞⠸⠕⠠⠉⠓⠀⠊⠎⠀⠓⠑⠞⠀⠚⠥⠊⠎⠞⠲</text:p>
        </text:list-item>
        <text:list-item>
          <text:p text:style-name="P2">⠸⠨⠁⠍⠎⠞⠑⠗⠙⠁⠍⠀⠑⠝⠀⠸⠨⠃⠗⠥⠎⠎⠑⠇</text:p>
        </text:list-item>
        <text:list-item>
          <text:p text:style-name="P2">⠨⠓⠑⠃⠀⠚⠑⠀⠸⠸⠨⠧⠇⠥⠉⠓⠞⠀⠇⠁⠝⠛⠎⠀⠙⠑⠀⠸⠨⠁⠝⠁⠏⠕⠑⠗⠀⠁⠇⠀⠛⠑⠇⠑⠵⠑⠝⠢</text:p>
        </text:list-item>
        <text:list-item>
          <text:p text:style-name="P2">⠸⠸⠄⠞⠀⠨⠊⠎⠀⠞⠊⠚⠙⠀⠕⠍⠀⠝⠁⠁⠗⠀⠓⠥⠊⠎⠀⠞⠑⠀⠸⠛⠁⠁⠝⠲</text:p>
        </text:list-item>
        <text:list-item>
          <text:p text:style-name="P2">⠸⠸⠨⠓⠑⠞⠀⠊⠎⠀⠞⠊⠚⠙⠀⠕⠍⠀⠝⠁⠁⠗⠀⠓⠥⠊⠎⠀⠞⠑⠀⠸⠛⠁⠁⠝⠲</text:p>
        </text:list-item>
        <text:list-item>
          <text:p text:style-name="P2">⠄⠸⠸⠄⠞⠀⠨⠊⠎⠀⠞⠊⠚⠙⠀⠕⠍⠀⠝⠁⠁⠗⠀⠓⠥⠊⠎⠀⠞⠑⠀⠸⠛⠁⠁⠝⠲⠄⠀⠀</text:p>
        </text:list-item>
        <text:list-item>
          <text:p text:style-name="P2">⠄⠸⠸⠨⠓⠑⠞⠀⠊⠎⠀⠞⠊⠚⠙⠀⠕⠍⠀⠝⠁⠁⠗⠀⠓⠥⠊⠎⠀⠞⠑⠀⠸⠛⠁⠁⠝⠲⠄</text:p>
        </text:list-item>
        <text:list-item>
          <text:p text:style-name="P2">⠶⠸⠸⠄⠞⠀⠨⠊⠎⠀⠞⠊⠚⠙⠀⠕⠍⠀⠝⠁⠁⠗⠀⠓⠥⠊⠎⠀⠞⠑⠀⠸⠛⠁⠁⠝⠲⠶</text:p>
        </text:list-item>
        <text:list-item>
          <text:p text:style-name="P2">⠶⠸⠸⠨⠓⠑⠞⠀⠊⠎⠀⠞⠊⠚⠙⠀⠕⠍⠀⠝⠁⠁⠗⠀⠓⠥⠊⠎⠀⠞⠑⠀⠸⠛⠁⠁⠝⠲⠶</text:p>
        </text:list-item>
        <text:list-item>
          <text:p text:style-name="P2">⠘⠵⠥⠊⠙⠤⠁⠋⠗⠊⠅⠁⠀⠺⠁⠎⠀⠵⠊⠚⠝⠀⠙⠗⠕⠕⠍⠲</text:p>
        </text:list-item>
        <text:list-item>
          <text:p text:style-name="P2">⠸⠘⠵⠥⠊⠙⠤⠁⠋⠗⠊⠅⠁⠀⠺⠁⠎⠀⠵⠊⠚⠝⠀⠙⠗⠕⠕⠍⠲</text:p>
        </text:list-item>
        <text:list-item>
          <text:p text:style-name="P2">⠸⠨⠵⠥⠊⠙⠤⠨⠁⠋⠗⠊⠅⠁⠀⠺⠁⠎⠀⠵⠊⠚⠝⠀⠙⠗⠕⠕⠍⠲</text:p>
        </text:list-item>
        <text:list-item>
          <text:p text:style-name="P2">⠨⠵⠑⠀⠧⠑⠗⠓⠥⠊⠵⠑⠝⠀⠝⠁⠁⠗⠀⠸⠨⠺⠑⠎⠞⠤⠠⠨⠧⠇⠁⠁⠝⠙⠑⠗⠑⠝⠂⠀⠝⠊⠑⠞⠀⠝⠁⠁⠗⠀⠨⠕⠕⠎⠞⠤⠨⠧⠇⠁⠁⠝⠙⠑⠗⠑⠝⠲</text:p>
        </text:list-item>
        <text:list-item>
          <text:p text:style-name="P2">⠸⠘⠃⠞⠺⠤⠠⠞⠁⠗⠊⠑⠧⠑⠝</text:p>
        </text:list-item>
        <text:list-item>
          <text:p text:style-name="P2">⠸⠘⠃⠞⠺⠤⠠⠞⠁⠗⠊⠑⠧⠑⠝</text:p>
        </text:list-item>
        <text:list-item>
          <text:p text:style-name="P2">⠸⠘⠃⠞⠺⠤⠠⠞⠁⠗⠊⠑⠧⠑⠝</text:p>
        </text:list-item>
      </text:list>
      <text:p text:style-name="P1"/>
      <text:p text:style-name="P1">⠄⠸⠸⠨⠑⠗⠀⠊⠎⠀⠑⠑⠝⠀⠨⠁⠍⠎⠞⠑⠗⠙⠁⠍⠍⠑⠗⠀⠙⠕⠕⠙⠛⠑⠛⠁⠁⠝⠂</text:p>
      <text:p text:style-name="P1">⠓⠊⠚⠀⠇⠊⠑⠞⠀⠵⠊⠚⠝⠀⠓⠕⠝⠙⠚⠑⠀⠏⠇⠁⠎⠎⠑⠝⠀⠕⠏⠀⠙⠑⠀⠨⠺⠁⠇⠇⠑⠝⠲</text:p>
      <text:p text:style-name="P1">⠨⠵⠊⠚⠝⠀⠗⠊⠅⠅⠑⠞⠊⠅⠀⠺⠁⠎⠀⠑⠧⠑⠝⠀⠃⠇⠊⠚⠧⠑⠝⠀⠎⠞⠁⠁⠝</text:p>
      <text:p text:style-name="P1">⠑⠝⠀⠅⠊⠚⠅⠂⠀⠓⠊⠚⠀⠺⠁⠎⠀⠁⠇⠀⠥⠊⠞⠀⠙⠑⠀⠅⠕⠑⠞⠎⠀⠛⠑⠧⠁⠇⠇⠑⠝⠲</text:p>
      <text:p text:style-name="P1">⠨⠙⠁⠁⠗⠀⠇⠁⠛⠀⠓⠊⠚⠀⠊⠝⠀⠙⠑⠀⠗⠑⠛⠑⠝⠂⠀⠍⠕⠙⠙⠑⠗⠀⠕⠏⠀⠵⠊⠚⠝⠀⠛⠕⠑⠊⠑⠀⠏⠁⠅⠲</text:p>
      <text:p text:style-name="P1">⠨⠞⠺⠑⠑⠀⠸⠅⠁⠁⠗⠞⠚⠑⠎⠤⠧⠕⠕⠗⠀⠲⠲⠲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699cm" fo:margin-left="1.1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199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0.302cm" fo:margin-left="1.1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0.801cm" fo:margin-left="1.1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1.302cm" fo:margin-left="1.1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1.801cm" fo:margin-left="1.1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2.302cm" fo:margin-left="1.1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2.801cm" fo:margin-left="1.1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3.302cm" fo:margin-left="1.1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0T12:59:01.69</meta:creation-date>
    <meta:generator>OpenOffice.org/3.3$Win32 OpenOffice.org_project/330m19$Build-9561</meta:generator>
    <dc:date>2011-05-20T14:36:27.65</dc:date>
    <dc:creator>Bert Frees</dc:creator>
    <meta:editing-duration>PT28M59S</meta:editing-duration>
    <meta:editing-cycles>4</meta:editing-cycles>
    <meta:document-statistic meta:table-count="0" meta:image-count="0" meta:object-count="0" meta:page-count="1" meta:paragraph-count="27" meta:word-count="48" meta:character-count="958"/>
  </office:meta>
</office:document-meta>
</file>